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FAO-Grec Unicode" svg:font-family="'IFAO-Grec Unicode'" style:font-adornments="Regular" style:font-pitch="variable"/>
    <style:font-face style:name="Times1" svg:font-family="Times" style:font-adornments="Bold" style:font-pitch="variable"/>
    <style:font-face style:name="Times" svg:font-family="Time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Allgemeines" style:family="table" style:master-page-name="bl_5f_PageRight">
      <style:table-properties style:width="11.7cm" style:page-number="auto" table:align="margins"/>
    </style:style>
    <style:style style:name="Allgemeines.A" style:family="table-column">
      <style:table-column-properties style:column-width="3.05cm" style:rel-column-width="17082*"/>
    </style:style>
    <style:style style:name="Allgemeines.B" style:family="table-column">
      <style:table-column-properties style:column-width="8.65cm" style:rel-column-width="48453*"/>
    </style:style>
    <style:style style:name="Allgemeines.1" style:family="table-row">
      <style:table-row-properties fo:keep-together="always"/>
    </style:style>
    <style:style style:name="Allgemeines.A1" style:family="table-cell">
      <style:table-cell-properties fo:padding-left="0.101cm" fo:padding-right="0.101cm" fo:padding-top="0cm" fo:padding-bottom="0cm" fo:border="none"/>
    </style:style>
    <style:style style:name="Allgemeines.B2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NachAllgemeines" style:family="table">
      <style:table-properties style:width="11.7cm" table:align="margins"/>
    </style:style>
    <style:style style:name="NachAllgemeines.A" style:family="table-column">
      <style:table-column-properties style:column-width="1.499cm" style:rel-column-width="8398*"/>
    </style:style>
    <style:style style:name="NachAllgemeines.B" style:family="table-column">
      <style:table-column-properties style:column-width="1.55cm" style:rel-column-width="8684*"/>
    </style:style>
    <style:style style:name="NachAllgemeines.C" style:family="table-column">
      <style:table-column-properties style:column-width="8.65cm" style:rel-column-width="48453*"/>
    </style:style>
    <style:style style:name="NachAllgemeines.1" style:family="table-row">
      <style:table-row-properties fo:keep-together="always"/>
    </style:style>
    <style:style style:name="NachAllgemeines.A1" style:family="table-cell">
      <style:table-cell-properties fo:padding-left="0.101cm" fo:padding-right="0.101cm" fo:padding-top="0cm" fo:padding-bottom="0cm" fo:border="none"/>
    </style:style>
    <style:style style:name="NachAllgemeines.C3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Alex" style:family="table">
      <style:table-properties style:width="11.7cm" table:align="margins"/>
    </style:style>
    <style:style style:name="Alex.A" style:family="table-column">
      <style:table-column-properties style:column-width="1.328cm" style:rel-column-width="7439*"/>
    </style:style>
    <style:style style:name="Alex.B" style:family="table-column">
      <style:table-column-properties style:column-width="1.782cm" style:rel-column-width="9978*"/>
    </style:style>
    <style:style style:name="Alex.C" style:family="table-column">
      <style:table-column-properties style:column-width="0.921cm" style:rel-column-width="5157*"/>
    </style:style>
    <style:style style:name="Alex.D" style:family="table-column">
      <style:table-column-properties style:column-width="7.669cm" style:rel-column-width="42961*"/>
    </style:style>
    <style:style style:name="Alex.1" style:family="table-row">
      <style:table-row-properties fo:keep-together="always"/>
    </style:style>
    <style:style style:name="Alex.A1" style:family="table-cell">
      <style:table-cell-properties fo:padding-left="0.101cm" fo:padding-right="0.101cm" fo:padding-top="0cm" fo:padding-bottom="0cm" fo:border="none"/>
    </style:style>
    <style:style style:name="Alex.D3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NachAlex" style:family="table">
      <style:table-properties style:width="11.7cm" table:align="margins"/>
    </style:style>
    <style:style style:name="NachAlex.A" style:family="table-column">
      <style:table-column-properties style:column-width="1.499cm" style:rel-column-width="8398*"/>
    </style:style>
    <style:style style:name="NachAlex.B" style:family="table-column">
      <style:table-column-properties style:column-width="1.55cm" style:rel-column-width="8684*"/>
    </style:style>
    <style:style style:name="NachAlex.C" style:family="table-column">
      <style:table-column-properties style:column-width="8.65cm" style:rel-column-width="48453*"/>
    </style:style>
    <style:style style:name="NachAlex.1" style:family="table-row">
      <style:table-row-properties fo:keep-together="always"/>
    </style:style>
    <style:style style:name="NachAlex.A1" style:family="table-cell">
      <style:table-cell-properties fo:padding-left="0.101cm" fo:padding-right="0.101cm" fo:padding-top="0cm" fo:padding-bottom="0cm" fo:border="none"/>
    </style:style>
    <style:style style:name="NachAlex.C3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NachAlex.A9" style:family="table-cell" style:data-style-name="N0">
      <style:table-cell-properties fo:padding-left="0.101cm" fo:padding-right="0.101cm" fo:padding-top="0cm" fo:padding-bottom="0cm" fo:border="none"/>
    </style:style>
    <style:style style:name="NachAlex.C10" style:family="table-cell">
      <style:table-cell-properties fo:padding-left="0.101cm" fo:padding-right="0.101cm" fo:padding-top="0.097cm" fo:padding-bottom="0.097cm" fo:border="none"/>
    </style:style>
    <style:style style:name="NachAlex.C27" style:family="table-cell">
      <style:table-cell-properties fo:padding-left="0.101cm" fo:padding-right="0.101cm" fo:padding-top="0.097cm" fo:padding-bottom="0.097cm" fo:border="none"/>
    </style:style>
    <style:style style:name="Lond" style:family="table">
      <style:table-properties style:width="11.7cm" table:align="margins"/>
    </style:style>
    <style:style style:name="Lond.A" style:family="table-column">
      <style:table-column-properties style:column-width="1.328cm" style:rel-column-width="7444*"/>
    </style:style>
    <style:style style:name="Lond.C" style:family="table-column">
      <style:table-column-properties style:column-width="1.374cm" style:rel-column-width="7697*"/>
    </style:style>
    <style:style style:name="Lond.D" style:family="table-column">
      <style:table-column-properties style:column-width="7.668cm" style:rel-column-width="42950*"/>
    </style:style>
    <style:style style:name="Lond.1" style:family="table-row">
      <style:table-row-properties fo:keep-together="always"/>
    </style:style>
    <style:style style:name="Lond.A1" style:family="table-cell">
      <style:table-cell-properties fo:padding-left="0.101cm" fo:padding-right="0.101cm" fo:padding-top="0cm" fo:padding-bottom="0cm" fo:border="none"/>
    </style:style>
    <style:style style:name="Lond.D3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Lond.D12" style:family="table-cell">
      <style:table-cell-properties fo:padding-left="0.101cm" fo:padding-right="0.101cm" fo:padding-top="0.097cm" fo:padding-bottom="0.097cm" fo:border="none"/>
    </style:style>
    <style:style style:name="NachLond" style:family="table">
      <style:table-properties style:width="11.7cm" table:align="margins"/>
    </style:style>
    <style:style style:name="NachLond.A" style:family="table-column">
      <style:table-column-properties style:column-width="1.499cm" style:rel-column-width="8398*"/>
    </style:style>
    <style:style style:name="NachLond.B" style:family="table-column">
      <style:table-column-properties style:column-width="1.55cm" style:rel-column-width="8684*"/>
    </style:style>
    <style:style style:name="NachLond.C" style:family="table-column">
      <style:table-column-properties style:column-width="8.65cm" style:rel-column-width="48453*"/>
    </style:style>
    <style:style style:name="NachLond.1" style:family="table-row">
      <style:table-row-properties fo:keep-together="always"/>
    </style:style>
    <style:style style:name="NachLond.A1" style:family="table-cell">
      <style:table-cell-properties fo:padding-left="0.101cm" fo:padding-right="0.101cm" fo:padding-top="0cm" fo:padding-bottom="0cm" fo:border="none"/>
    </style:style>
    <style:style style:name="NachLond.C3" style:family="table-cell">
      <style:table-cell-properties fo:padding-left="0.101cm" fo:padding-right="0.101cm" fo:padding-top="0.097cm" fo:padding-bottom="0.097cm" fo:border-left="0.05pt solid #000000" fo:border-right="none" fo:border-top="none" fo:border-bottom="none"/>
    </style:style>
    <style:style style:name="NachLond.C5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Tait" style:family="table">
      <style:table-properties style:width="11.7cm" table:align="margins" fo:keep-with-next="auto"/>
    </style:style>
    <style:style style:name="Tait.A" style:family="table-column">
      <style:table-column-properties style:column-width="1.328cm" style:rel-column-width="7444*"/>
    </style:style>
    <style:style style:name="Tait.C" style:family="table-column">
      <style:table-column-properties style:column-width="1.374cm" style:rel-column-width="7697*"/>
    </style:style>
    <style:style style:name="Tait.D" style:family="table-column">
      <style:table-column-properties style:column-width="7.668cm" style:rel-column-width="42950*"/>
    </style:style>
    <style:style style:name="Tait.1" style:family="table-row">
      <style:table-row-properties fo:keep-together="always"/>
    </style:style>
    <style:style style:name="Tait.A1" style:family="table-cell">
      <style:table-cell-properties fo:padding-left="0.101cm" fo:padding-right="0.101cm" fo:padding-top="0cm" fo:padding-bottom="0cm" fo:border="none"/>
    </style:style>
    <style:style style:name="Tait.D3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NachTait" style:family="table">
      <style:table-properties style:width="11.7cm" table:align="margins"/>
    </style:style>
    <style:style style:name="NachTait.A" style:family="table-column">
      <style:table-column-properties style:column-width="1.499cm" style:rel-column-width="8398*"/>
    </style:style>
    <style:style style:name="NachTait.B" style:family="table-column">
      <style:table-column-properties style:column-width="1.55cm" style:rel-column-width="8684*"/>
    </style:style>
    <style:style style:name="NachTait.C" style:family="table-column">
      <style:table-column-properties style:column-width="8.65cm" style:rel-column-width="48453*"/>
    </style:style>
    <style:style style:name="NachTait.1" style:family="table-row">
      <style:table-row-properties fo:keep-together="always"/>
    </style:style>
    <style:style style:name="NachTait.A1" style:family="table-cell">
      <style:table-cell-properties fo:padding-left="0.101cm" fo:padding-right="0.101cm" fo:padding-top="0cm" fo:padding-bottom="0cm" fo:border="none"/>
    </style:style>
    <style:style style:name="NachTait.C3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1" style:family="paragraph" style:parent-style-name="bl_5f_TableContentCorrection">
      <style:text-properties officeooo:paragraph-rsid="00353d14"/>
    </style:style>
    <style:style style:name="P2" style:family="paragraph" style:parent-style-name="bl_5f_TableContentCorrection">
      <style:text-properties officeooo:rsid="003753bb" officeooo:paragraph-rsid="003753bb"/>
    </style:style>
    <style:style style:name="P3" style:family="paragraph" style:parent-style-name="bl_5f_TableContentCorrection">
      <style:text-properties officeooo:rsid="00391585" officeooo:paragraph-rsid="00391585"/>
    </style:style>
    <style:style style:name="P4" style:family="paragraph" style:parent-style-name="bl_5f_TableContentLine">
      <style:text-properties officeooo:rsid="003753bb" officeooo:paragraph-rsid="003753bb"/>
    </style:style>
    <style:style style:name="P5" style:family="paragraph" style:parent-style-name="bl_5f_TableContentLine">
      <style:text-properties officeooo:rsid="00391585" officeooo:paragraph-rsid="00391585"/>
    </style:style>
    <style:style style:name="P6" style:family="paragraph" style:parent-style-name="Standard">
      <style:text-properties officeooo:rsid="004bdb4a" officeooo:paragraph-rsid="00353d14"/>
    </style:style>
    <style:style style:name="P7" style:family="paragraph" style:parent-style-name="Standard">
      <style:text-properties officeooo:rsid="0050ec87" officeooo:paragraph-rsid="0050ec87"/>
    </style:style>
    <style:style style:name="P8" style:family="paragraph" style:parent-style-name="Standard">
      <style:text-properties officeooo:rsid="0050ec87" officeooo:paragraph-rsid="006c8e1e"/>
    </style:style>
    <style:style style:name="P9" style:family="paragraph" style:parent-style-name="Standard">
      <style:text-properties officeooo:paragraph-rsid="0052705f"/>
    </style:style>
    <style:style style:name="P10" style:family="paragraph" style:parent-style-name="Standard">
      <style:text-properties officeooo:paragraph-rsid="005e15e7"/>
    </style:style>
    <style:style style:name="P11" style:family="paragraph" style:parent-style-name="Standard">
      <style:text-properties officeooo:paragraph-rsid="008547b2"/>
    </style:style>
    <style:style style:name="P12" style:family="paragraph" style:parent-style-name="Standard">
      <style:text-properties officeooo:paragraph-rsid="008b997b"/>
    </style:style>
    <style:style style:name="P13" style:family="paragraph" style:parent-style-name="bl_5f_TableHeadingLine">
      <style:text-properties officeooo:paragraph-rsid="0052705f"/>
    </style:style>
    <style:style style:name="P14" style:family="paragraph" style:parent-style-name="bl_5f_TableHeadingLine">
      <style:text-properties officeooo:paragraph-rsid="005e15e7"/>
    </style:style>
    <style:style style:name="P15" style:family="paragraph" style:parent-style-name="bl_5f_TableHeadingLine">
      <style:text-properties officeooo:paragraph-rsid="0067ddd3"/>
    </style:style>
    <style:style style:name="P16" style:family="paragraph" style:parent-style-name="bl_5f_TableHeadingLine">
      <style:text-properties officeooo:paragraph-rsid="006c8e1e"/>
    </style:style>
    <style:style style:name="P17" style:family="paragraph" style:parent-style-name="bl_5f_TableHeadingLine">
      <style:text-properties officeooo:paragraph-rsid="008547b2"/>
    </style:style>
    <style:style style:name="P18" style:family="paragraph" style:parent-style-name="bl_5f_TableHeadingLine">
      <style:text-properties officeooo:paragraph-rsid="008b997b"/>
    </style:style>
    <style:style style:name="P19" style:family="paragraph" style:parent-style-name="bl_5f_TableHeadingNumber">
      <style:text-properties officeooo:paragraph-rsid="0052705f"/>
    </style:style>
    <style:style style:name="P20" style:family="paragraph" style:parent-style-name="bl_5f_TableHeadingNumber">
      <style:text-properties officeooo:paragraph-rsid="005e15e7"/>
    </style:style>
    <style:style style:name="P21" style:family="paragraph" style:parent-style-name="bl_5f_TableHeadingNumber">
      <style:text-properties officeooo:paragraph-rsid="0067ddd3"/>
    </style:style>
    <style:style style:name="P22" style:family="paragraph" style:parent-style-name="bl_5f_TableHeadingNumber">
      <style:text-properties officeooo:paragraph-rsid="006c8e1e"/>
    </style:style>
    <style:style style:name="P23" style:family="paragraph" style:parent-style-name="bl_5f_TableHeadingNumber">
      <style:text-properties officeooo:paragraph-rsid="008547b2"/>
    </style:style>
    <style:style style:name="P24" style:family="paragraph" style:parent-style-name="bl_5f_TableHeadingNumber">
      <style:text-properties officeooo:paragraph-rsid="008b997b"/>
    </style:style>
    <style:style style:name="P25" style:family="paragraph" style:parent-style-name="Heading_20_1">
      <style:text-properties officeooo:rsid="005fdd9b" officeooo:paragraph-rsid="005fdd9b"/>
    </style:style>
    <style:style style:name="P26" style:family="paragraph" style:parent-style-name="Heading_20_1">
      <style:text-properties officeooo:rsid="0067ddd3" officeooo:paragraph-rsid="00813532"/>
    </style:style>
    <style:style style:name="P27" style:family="paragraph" style:parent-style-name="Heading_20_1">
      <style:text-properties officeooo:rsid="0067ddd3" officeooo:paragraph-rsid="0067ddd3"/>
    </style:style>
    <style:style style:name="P28" style:family="paragraph" style:parent-style-name="Heading_20_1">
      <style:text-properties officeooo:rsid="008547b2" officeooo:paragraph-rsid="008547b2"/>
    </style:style>
    <style:style style:name="P29" style:family="paragraph" style:parent-style-name="Heading_20_1">
      <style:text-properties officeooo:rsid="008b997b" officeooo:paragraph-rsid="008b997b"/>
    </style:style>
    <style:style style:name="T1" style:family="text">
      <style:text-properties officeooo:rsid="0023dfc3"/>
    </style:style>
    <style:style style:name="T2" style:family="text">
      <style:text-properties officeooo:rsid="006fd0c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813532"/>
    </style:style>
    <style:style style:name="T5" style:family="text">
      <style:text-properties officeooo:rsid="00873830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Allgemeines" table:style-name="Allgemeines">
        <table:table-column table:style-name="Allgemeines.A"/>
        <table:table-column table:style-name="Allgemeines.B"/>
        <table:table-row table:style-name="Allgemeines.1">
          <table:table-cell table:style-name="Allgemeines.A1" office:value-type="string">
            <text:p text:style-name="blTableContentLine"/>
          </table:table-cell>
          <table:table-cell table:style-name="Allgemeines.A1" office:value-type="string">
            <text:h text:style-name="Heading_20_1" text:outline-level="1">Allgemeines</text:h>
          </table:table-cell>
        </table:table-row>
        <!-- Allgemeines -->
      </table:table>
      <text:p text:style-name="P6"/>
      <table:table table:name="NachAllgemeines" table:style-name="NachAllgemeines">
        <table:table-column table:style-name="NachAllgemeines.A"/>
        <table:table-column table:style-name="NachAllgemeines.B"/>
        <table:table-column table:style-name="NachAllgemeines.C"/>
        <table:table-header-rows>
          <table:table-row table:style-name="NachAllgemeines.1">
            <table:table-cell table:style-name="NachAllgemeines.A1" office:value-type="string">
              <text:p text:style-name="blTableHeadingNumber">Nr.</text:p>
            </table:table-cell>
            <table:table-cell table:style-name="NachAllgemeines.A1" office:value-type="string">
              <text:p text:style-name="blTableHeadingLine">Zeile</text:p>
            </table:table-cell>
            <table:table-cell table:style-name="NachAllgemeines.A1" office:value-type="string">
              <text:p text:style-name="blTableHeadingCorrection"/>
            </table:table-cell>
          </table:table-row>
        </table:table-header-rows>
        <!-- NachAllgemeines -->
      </table:table>
      <text:p text:style-name="P7"/>
      <table:table table:name="Alex" table:style-name="Alex">
        <table:table-column table:style-name="Alex.A"/>
        <table:table-column table:style-name="Alex.B"/>
        <table:table-column table:style-name="Alex.C"/>
        <table:table-column table:style-name="Alex.D"/>
        <table:table-header-rows>
          <table:table-row table:style-name="Alex.1">
            <table:table-cell table:style-name="Alex.A1" office:value-type="string">
              <text:p text:style-name="blTableHeadingPage"/>
            </table:table-cell>
            <table:table-cell table:style-name="Alex.A1" office:value-type="string">
              <text:p text:style-name="blTableHeadingNumber">Nr.</text:p>
            </table:table-cell>
            <table:table-cell table:style-name="Alex.A1" office:value-type="string">
              <text:p text:style-name="blTableHeadingLine">Zeile</text:p>
            </table:table-cell>
            <table:table-cell table:style-name="Alex.A1" office:value-type="string">
              <text:p text:style-name="blTableHeadingCorrection"/>
            </table:table-cell>
          </table:table-row>
        </table:table-header-rows>
        <table:table-row table:style-name="Alex.1">
          <table:table-cell table:style-name="Alex.A1" office:value-type="string">
            <text:p text:style-name="blTableContentPage"/>
          </table:table-cell>
          <table:table-cell table:style-name="Alex.A1" office:value-type="string">
            <text:p text:style-name="blTableContentNumber"/>
          </table:table-cell>
          <table:table-cell table:style-name="Alex.A1" office:value-type="string">
            <text:p text:style-name="blTableContentLine"/>
          </table:table-cell>
          <table:table-cell table:style-name="Alex.A1" office:value-type="string">
            <text:h text:style-name="Heading_20_1" text:outline-level="1">P.
                            Alex.</text:h>
          </table:table-cell>
        </table:table-row>
        <!-- Alex -->
      </table:table>
      <text:p text:style-name="P8"/>
      <table:table table:name="NachAlex" table:style-name="NachAlex">
        <table:table-column table:style-name="NachAlex.A"/>
        <table:table-column table:style-name="NachAlex.B"/>
        <table:table-column table:style-name="NachAlex.C"/>
        <table:table-header-rows>
          <table:table-row table:style-name="NachAlex.1">
            <table:table-cell table:style-name="NachAlex.A1" office:value-type="string">
              <text:p text:style-name="blTableHeadingNumber">Nr.</text:p>
            </table:table-cell>
            <table:table-cell table:style-name="NachAlex.A1" office:value-type="string">
              <text:p text:style-name="blTableHeadingLine">Zeile</text:p>
            </table:table-cell>
            <table:table-cell table:style-name="NachAlex.A1" office:value-type="string">
              <text:p text:style-name="blTableHeadingCorrection"/>
            </table:table-cell>
          </table:table-row>
        </table:table-header-rows>
        <!-- NachAlex -->
      </table:table>
      <text:p text:style-name="P9"/>
      <table:table table:name="Lond" table:style-name="Lond">
        <table:table-column table:style-name="Lond.A" table:number-columns-repeated="2"/>
        <table:table-column table:style-name="Lond.C"/>
        <table:table-column table:style-name="Lond.D"/>
        <table:table-header-rows>
          <table:table-row table:style-name="Lond.1">
            <table:table-cell table:style-name="Lond.A1" office:value-type="string">
              <text:p text:style-name="blTableHeadingPage"/>
            </table:table-cell>
            <table:table-cell table:style-name="Lond.A1" office:value-type="string">
              <text:p text:style-name="blTableHeadingNumber">Nr.</text:p>
            </table:table-cell>
            <table:table-cell table:style-name="Lond.A1" office:value-type="string">
              <text:p text:style-name="blTableHeadingLine">Zeile</text:p>
            </table:table-cell>
            <table:table-cell table:style-name="Lond.A1" office:value-type="string">
              <text:p text:style-name="blTableHeadingCorrection"/>
            </table:table-cell>
          </table:table-row>
        </table:table-header-rows>
        <!-- Lond -->
      </table:table>
      <text:p text:style-name="P10"/>
      <table:table table:name="NachLond" table:style-name="NachLond">
        <table:table-column table:style-name="NachLond.A"/>
        <table:table-column table:style-name="NachLond.B"/>
        <table:table-column table:style-name="NachLond.C"/>
        <table:table-header-rows>
          <table:table-row table:style-name="NachLond.1">
            <table:table-cell table:style-name="NachLond.A1" office:value-type="string">
              <text:p text:style-name="blTableHeadingNumber">Nr.</text:p>
            </table:table-cell>
            <table:table-cell table:style-name="NachLond.A1" office:value-type="string">
              <text:p text:style-name="blTableHeadingLine">Zeile</text:p>
            </table:table-cell>
            <table:table-cell table:style-name="NachLond.A1" office:value-type="string">
              <text:p text:style-name="blTableHeadingCorrection"/>
            </table:table-cell>
          </table:table-row>
        </table:table-header-rows>
        <!-- NachLond -->
      </table:table>
      <text:p text:style-name="P11"/>
      <table:table table:name="Tait" table:style-name="Tait">
        <table:table-column table:style-name="Tait.A" table:number-columns-repeated="2"/>
        <table:table-column table:style-name="Tait.C"/>
        <table:table-column table:style-name="Tait.D"/>
        <table:table-header-rows>
          <table:table-row table:style-name="Tait.1">
            <table:table-cell table:style-name="Tait.A1" office:value-type="string">
              <text:p text:style-name="blTableHeadingPage"/>
            </table:table-cell>
            <table:table-cell table:style-name="Tait.A1" office:value-type="string">
              <text:p text:style-name="blTableHeadingNumber">Nr.</text:p>
            </table:table-cell>
            <table:table-cell table:style-name="Tait.A1" office:value-type="string">
              <text:p text:style-name="blTableHeadingLine">Zeile</text:p>
            </table:table-cell>
            <table:table-cell table:style-name="Tait.A1" office:value-type="string">
              <text:p text:style-name="blTableHeadingCorrection"/>
            </table:table-cell>
          </table:table-row>
        </table:table-header-rows>
        <table:table-row table:style-name="Tait.1">
          <table:table-cell table:style-name="Tait.A1" office:value-type="string">
            <text:p text:style-name="blTableContentPage"/>
          </table:table-cell>
          <table:table-cell table:style-name="Tait.A1" office:value-type="string">
            <text:p text:style-name="blTableContentNumber"/>
          </table:table-cell>
          <table:table-cell table:style-name="Tait.A1" office:value-type="string">
            <text:p text:style-name="blTableContentLine"/>
          </table:table-cell>
          <table:table-cell table:style-name="Tait.A1" office:value-type="string">
            <text:h text:style-name="Heading_20_1" text:outline-level="1">O.Tait.</text:h>
          </table:table-cell>
        </table:table-row>
        <!-- Tait -->
        <table:table-row table:style-name="Tait.1">
          <table:table-cell table:style-name="Tait.A1" office:value-type="string">
            <text:p text:style-name="blTableContentPage">S. 20</text:p>
          </table:table-cell>
          <table:table-cell table:style-name="Tait.A1" office:value-type="string">
            <text:p text:style-name="blTableContentNumber">115</text:p>
          </table:table-cell>
          <table:table-cell table:style-name="Tait.A1" office:value-type="string">
            <text:p text:style-name="blTableContentLine">3</text:p>
          </table:table-cell>
          <table:table-cell table:style-name="Tait.D3" office:value-type="string">
            <text:p text:style-name="blTableContentCorrection">Ψενα̣μενῶ(φις) Ἑριέως ist zu identifizieren mit Ψενεμενῶφις Ἑριέως in Z.P.E. 144 (2003), S. 181, Nr. 1, Z. 2 (vgl. viell. auch O. Tait. 1. (S. 155) 13, Z. 2), N. Gonis, Z.P.E. 144 (2003), S. 181-182.</text:p>
          </table:table-cell>
        </table:table-row>
        <table:table-row table:style-name="Tait.1">
          <table:table-cell table:style-name="Tait.A1" office:value-type="string">
            <text:p text:style-name="blTableContentPage">S. 25</text:p>
          </table:table-cell>
          <table:table-cell table:style-name="Tait.A1" office:value-type="string">
            <text:p text:style-name="blTableContentNumber">147</text:p>
          </table:table-cell>
          <table:table-cell table:style-name="Tait.A1" office:value-type="string">
            <text:p text:style-name="blTableContentLine">5</text:p>
          </table:table-cell>
          <table:table-cell table:style-name="Tait.D3" office:value-type="string">
            <text:p text:style-name="blTableContentCorrection">Der Erg. ἀδ(ελφοί) (B.L. 5, S. 158) wird zugestimmt (am Original), N. Gonis, Z.P.E. 144 (2003), S. 181-182.</text:p>
          </table:table-cell>
        </table:table-row>
        <table:table-row table:style-name="Tait.1">
          <table:table-cell table:style-name="Tait.A1" office:value-type="string">
            <text:p text:style-name="blTableContentPage">S. 29</text:p>
          </table:table-cell>
          <table:table-cell table:style-name="Tait.A1" office:value-type="string">
            <text:p text:style-name="blTableContentNumber">166</text:p>
          </table:table-cell>
          <table:table-cell table:style-name="Tait.A1" office:value-type="string">
            <text:p text:style-name="blTableContentLine">5</text:p>
          </table:table-cell>
          <table:table-cell table:style-name="Tait.D3" office:value-type="string">
            <text:p text:style-name="blTableContentCorrection">εἰς τὴ̣ν (ἡμιδραχμίαν) κα̣τ̣ο̣(ίκων) ὐπὲρ τοῦ τόπ(ου) ε̣ἰ̣ς [τὸ κη (ἔτος)] → wohl  εἰς τὴν  κ̣ζ (ἔτους) ὑπὲρ τοῦ τόπου ἐπι̣[γραφήν, G. Casa, Analecta Pap. 18-20 (2006-2008), S. 160-161, Anm. 42.</text:p>
          </table:table-cell>
        </table:table-row>
        <table:table-row table:style-name="Tait.1">
          <table:table-cell table:style-name="Tait.A1" office:value-type="string">
            <text:p text:style-name="blTableContentPage">S. 29</text:p>
          </table:table-cell>
          <table:table-cell table:style-name="Tait.A1" office:value-type="string">
            <text:p text:style-name="blTableContentNumber">166</text:p>
          </table:table-cell>
          <table:table-cell table:style-name="Tait.A1" office:value-type="string">
            <text:p text:style-name="blTableContentLine">8</text:p>
          </table:table-cell>
          <table:table-cell table:style-name="Tait.D3" office:value-type="string">
            <text:p text:style-name="blTableContentCorrection">εἰς τὴν (διδραχμίαν) κα̣τ̣ο̣(ίκων) ὐπὲρ [τοῦ τόπου] → wohl εἰς τὴν κζ̣ (ἔτους) ὑπὲρ τ̣[οῦ τόπου ἐπιγραφήν, G. Casa, Analecta Pap. 18-20 (2006-2008), S. 161, Anm. 42.</text:p>
          </table:table-cell>
        </table:table-row>
        <table:table-row table:style-name="Tait.1">
          <table:table-cell table:style-name="Tait.A1" office:value-type="string">
            <text:p text:style-name="blTableContentPage">S. 66</text:p>
          </table:table-cell>
          <table:table-cell table:style-name="Tait.A1" office:value-type="string">
            <text:p text:style-name="blTableContentNumber">18</text:p>
          </table:table-cell>
          <table:table-cell table:style-name="Tait.A1" office:value-type="string">
            <text:p text:style-name="blTableContentLine">4</text:p>
          </table:table-cell>
          <table:table-cell table:style-name="Tait.D3" office:value-type="string">
            <text:p text:style-name="blTableContentCorrection">στα(τίωνος) (B.L. 3, S. 269) ist richtig (gegen B.L. 7, S. 295), R. Duttenhöfer, Aeg. 86 (2006), S. 108, Anm. 2.</text:p>
          </table:table-cell>
        </table:table-row>
        <table:table-row table:style-name="Tait.1">
          <table:table-cell table:style-name="Tait.A1" office:value-type="string">
            <text:p text:style-name="blTableContentPage">S. 67</text:p>
          </table:table-cell>
          <table:table-cell table:style-name="Tait.A1" office:value-type="string">
            <text:p text:style-name="blTableContentNumber">22</text:p>
          </table:table-cell>
          <table:table-cell table:style-name="Tait.A1" office:value-type="string">
            <text:p text:style-name="blTableContentLine"/>
          </table:table-cell>
          <table:table-cell table:style-name="Tait.D3" office:value-type="string">
            <text:p text:style-name="blTableContentCorrection">Zur Datierung vgl. R. Duttenhöfer, Z.P.E. 157 (2006), S. 147-153.</text:p>
          </table:table-cell>
        </table:table-row>
        <table:table-row table:style-name="Tait.1">
          <table:table-cell table:style-name="Tait.A1" office:value-type="string">
            <text:p text:style-name="blTableContentPage">S. 67</text:p>
          </table:table-cell>
          <table:table-cell table:style-name="Tait.A1" office:value-type="string">
            <text:p text:style-name="blTableContentNumber">22</text:p>
          </table:table-cell>
          <table:table-cell table:style-name="Tait.A1" office:value-type="string">
            <text:p text:style-name="blTableContentLine">2-3</text:p>
          </table:table-cell>
          <table:table-cell table:style-name="Tait.D3" office:value-type="string">
            <text:p text:style-name="blTableContentCorrection">πράκ(τορες) ἀργ(υρικῶν) Ἐλε̣φαντ(ίνης) δι[ὰ - - -] |  ̣  ̣  ̣  ̣ τω  ̣  ̣  ̣  ̣ [- - -] → πράκ(τορες) ἀργ(υρικῶν) Ἐλεφαντ(ίνης) δι’ [ἐμοῦ ὑπὲρ τοῦ]| Δ̣ι̣δ̣ύμου Ἀντωνείου Ἰ̣[ουλᾶ(τος). Διέγ(ραψεν) κτλ. (nach dem Photo), R. Duttenhöfer, Z.P.E. 157 (2006), S. 155.</text:p>
          </table:table-cell>
        </table:table-row>
        <table:table-row table:style-name="Tait.1">
          <table:table-cell table:style-name="Tait.A1" office:value-type="string">
            <text:p text:style-name="blTableContentPage">S. 75</text:p>
          </table:table-cell>
          <table:table-cell table:style-name="Tait.A1" office:value-type="string">
            <text:p text:style-name="blTableContentNumber">72</text:p>
          </table:table-cell>
          <table:table-cell table:style-name="Tait.A1" office:value-type="string">
            <text:p text:style-name="blTableContentLine">1-2</text:p>
          </table:table-cell>
          <table:table-cell table:style-name="Tait.D3" office:value-type="string">
            <text:p text:style-name="blTableContentCorrection">[οἱ ἐπί] | παρό̣λκων (B.L. 3, S. 269) → [(οἱ) ἐπὶ τῶν] | παρό̣λκων (von πάρολκος, „Schiffsslepper, Treidler“), R. Duttenhöfer, Aeg. 86 (2006), S. 111, Anm. 7.</text:p>
          </table:table-cell>
        </table:table-row>
        <table:table-row table:style-name="Tait.1">
          <table:table-cell table:style-name="Tait.A1" office:value-type="string">
            <text:p text:style-name="blTableContentPage">S. 83</text:p>
          </table:table-cell>
          <table:table-cell table:style-name="Tait.A1" office:value-type="string">
            <text:p text:style-name="blTableContentNumber">36</text:p>
          </table:table-cell>
          <table:table-cell table:style-name="Tait.A1" office:value-type="string">
            <text:p text:style-name="blTableContentLine">2-3</text:p>
          </table:table-cell>
          <table:table-cell table:style-name="Tait.D3" office:value-type="string">
            <text:p text:style-name="blTableContentCorrection">̣  ̣  ̣|λ  ̣  ̣α  ̣  ̣ → τῶ̣ν̣ | λοιπῶν (nach einem Photo), F.A.J. Hoogendijk in: O. Taxes 1, S. 49, Anm. 321 und S. 163, Anm. a.</text:p>
          </table:table-cell>
        </table:table-row>
        <table:table-row table:style-name="Tait.1">
          <table:table-cell table:style-name="Tait.A1" office:value-type="string">
            <text:p text:style-name="blTableContentPage">S. 83</text:p>
          </table:table-cell>
          <table:table-cell table:style-name="Tait.A1" office:value-type="string">
            <text:p text:style-name="blTableContentNumber">36</text:p>
          </table:table-cell>
          <table:table-cell table:style-name="Tait.A1" office:value-type="string">
            <text:p text:style-name="blTableContentLine">5</text:p>
          </table:table-cell>
          <table:table-cell table:style-name="Tait.D3" office:value-type="string">
            <text:p text:style-name="blTableContentCorrection">Χιβμ̣ι  ̣  ̣  ̣ → Χιβῶις γυ(νή) (nach dem Photo und bestätigt vom dem. Text), O. Taxes 1,  S. 122, Anm. 830.</text:p>
          </table:table-cell>
        </table:table-row>
        <table:table-row table:style-name="Tait.1">
          <table:table-cell table:style-name="Tait.A1" office:value-type="string">
            <text:p text:style-name="blTableContentPage">S. 84</text:p>
          </table:table-cell>
          <table:table-cell table:style-name="Tait.A1" office:value-type="string">
            <text:p text:style-name="blTableContentNumber">52</text:p>
          </table:table-cell>
          <table:table-cell table:style-name="Tait.A1" office:value-type="string">
            <text:p text:style-name="blTableContentLine"/>
          </table:table-cell>
          <table:table-cell table:style-name="Tait.D3" office:value-type="string">
            <text:p text:style-name="blTableContentCorrection">Wohl zu datieren: 3.7.80 v.Chr. (gegen B.L. 11, S. 301), C. Bennet, Z.P.E. 139 (2002), S. 143-148.</text:p>
          </table:table-cell>
        </table:table-row>
        <table:table-row table:style-name="Tait.1">
          <table:table-cell table:style-name="Tait.A1" office:value-type="string">
            <text:p text:style-name="blTableContentPage">S. 92</text:p>
          </table:table-cell>
          <table:table-cell table:style-name="Tait.A1" office:value-type="string">
            <text:p text:style-name="blTableContentNumber">102</text:p>
          </table:table-cell>
          <table:table-cell table:style-name="Tait.A1" office:value-type="string">
            <text:p text:style-name="blTableContentLine">1</text:p>
          </table:table-cell>
          <table:table-cell table:style-name="Tait.D3" office:value-type="string">
            <text:p text:style-name="blTableContentCorrection">μ̣η̣τ̣(ροπόλεως) ist zu dieser Zeit ungebräuchlich, D. Hagedorn, Tyche 22 (2007), S. 38, Anm. 8.</text:p>
          </table:table-cell>
        </table:table-row>
        <table:table-row table:style-name="Tait.1">
          <table:table-cell table:style-name="Tait.A1" office:value-type="string">
            <text:p text:style-name="blTableContentPage">S. 108</text:p>
          </table:table-cell>
          <table:table-cell table:style-name="Tait.A1" office:value-type="string">
            <text:p text:style-name="blTableContentNumber">208</text:p>
          </table:table-cell>
          <table:table-cell table:style-name="Tait.A1" office:value-type="string">
            <text:p text:style-name="blTableContentLine">2</text:p>
          </table:table-cell>
          <table:table-cell table:style-name="Tait.D3" office:value-type="string">
            <text:p text:style-name="blTableContentCorrection">Peteasmephis ist viell. identisch mit dem in O. Tait 1. (S. 111) 223, Z. 4 (vgl. ed.pr., Anm. zur Z.) und dem in O. Tait 1. (S. 111) 224, Z. 1, vgl. G. Messeri, Analecta Pap. 16/17 (2004/2005), S. 72, Anm. 15.</text:p>
          </table:table-cell>
        </table:table-row>
        <table:table-row table:style-name="Tait.1">
          <table:table-cell table:style-name="Tait.A1" office:value-type="string">
            <text:p text:style-name="blTableContentPage">S. 111</text:p>
          </table:table-cell>
          <table:table-cell table:style-name="Tait.A1" office:value-type="string">
            <text:p text:style-name="blTableContentNumber">223</text:p>
          </table:table-cell>
          <table:table-cell table:style-name="Tait.A1" office:value-type="string">
            <text:p text:style-name="blTableContentLine">4</text:p>
          </table:table-cell>
          <table:table-cell table:style-name="Tait.D3" office:value-type="string">
            <text:p text:style-name="blTableContentCorrection">Peteasmephis ist wohl identisch mit dem in O. Tait 1. (S. 111) 224, Z. 1, G. Messeri, Analecta Pap. 16/17 (2004/2005), S. 72, Anm. 15.</text:p>
          </table:table-cell>
        </table:table-row>
        <table:table-row table:style-name="Tait.1">
          <table:table-cell table:style-name="Tait.A1" office:value-type="string">
            <text:p text:style-name="blTableContentPage">S. 111</text:p>
          </table:table-cell>
          <table:table-cell table:style-name="Tait.A1" office:value-type="string">
            <text:p text:style-name="blTableContentNumber">224</text:p>
          </table:table-cell>
          <table:table-cell table:style-name="Tait.A1" office:value-type="string">
            <text:p text:style-name="blTableContentLine">1</text:p>
          </table:table-cell>
          <table:table-cell table:style-name="Tait.D3" office:value-type="string">
            <text:p text:style-name="blTableContentCorrection">Peteasmephis ist wohl identisch mit dem in O. Tait 1. (S. 111) 223, Z. 4 und viell. dem in O. Tait 1. 208 (S. 108), Z. 2 (vgl. ed.pr., S. 111 zu 223), G. Messeri, Analecta Pap. 16/17 (2004/2005), S. 72, Anm. 15.</text:p>
          </table:table-cell>
        </table:table-row>
        <table:table-row table:style-name="Tait.1">
          <table:table-cell table:style-name="Tait.A1" office:value-type="string">
            <text:p text:style-name="blTableContentPage">S. 114</text:p>
          </table:table-cell>
          <table:table-cell table:style-name="Tait.A1" office:value-type="string">
            <text:p text:style-name="blTableContentNumber">244</text:p>
          </table:table-cell>
          <table:table-cell table:style-name="Tait.A1" office:value-type="string">
            <text:p text:style-name="blTableContentLine">3</text:p>
          </table:table-cell>
          <table:table-cell table:style-name="Tait.D3" office:value-type="string">
            <text:p text:style-name="blTableContentCorrection">Zur Identität des Gaius Norbanus siehe die Ber. zu O. Tait 1. (S. 117) 257, Z. 3.</text:p>
          </table:table-cell>
        </table:table-row>
        <table:table-row table:style-name="Tait.1">
          <table:table-cell table:style-name="Tait.A1" office:value-type="string">
            <text:p text:style-name="blTableContentPage">S. 117</text:p>
          </table:table-cell>
          <table:table-cell table:style-name="Tait.A1" office:value-type="string">
            <text:p text:style-name="blTableContentNumber">257</text:p>
          </table:table-cell>
          <table:table-cell table:style-name="Tait.A1" office:value-type="string">
            <text:p text:style-name="blTableContentLine">3</text:p>
          </table:table-cell>
          <table:table-cell table:style-name="Tait.D3" office:value-type="string">
            <text:p text:style-name="blTableContentCorrection">Νο̣ρβανοῦ [λόγ]ο[ν (B.L. 3, S. 160) → Νο̣ρβανοῦ Πτολεμαί̣ο̣υ̣ λ̣όγο(ν) (am Original), G. Messeri, Aeg. 86 (2006), S. 161, vgl. auch H. Cuvigny in: Coptos (B.L. 12, S. 337), S. 166. Gaius Norbanus Ptolemaeus ist identisch mit dem in O. Tait. 1 (S. 114). 244, B.G.U. 5. 1210, Z. 134, B.G.U. 11. 2059, Kol. II, Z. 1, P. Fouad 21, Z. 5 und P. Oxy. 45. 3250, Z. 4, vgl. G. Messeri, l.c., S. 161-162. Zu Norbanus vgl. auch A. Jördens, Z.P.E. 163 (2007), S. 195-199.</text:p>
          </table:table-cell>
        </table:table-row>
        <table:table-row table:style-name="Tait.1">
          <table:table-cell table:style-name="Tait.A1" office:value-type="string">
            <text:p text:style-name="blTableContentPage">S. 117</text:p>
          </table:table-cell>
          <table:table-cell table:style-name="Tait.A1" office:value-type="string">
            <text:p text:style-name="blTableContentNumber">257</text:p>
          </table:table-cell>
          <table:table-cell table:style-name="Tait.A1" office:value-type="string">
            <text:p text:style-name="blTableContentLine">7</text:p>
          </table:table-cell>
          <table:table-cell table:style-name="Tait.D3" office:value-type="string">
            <text:p text:style-name="blTableContentCorrection"> ̣ ̣ ̣δώρου → Θεοδώρου (am Original), G. Messeri, Aeg. 86 (2006), S. 160, Anm. 10.</text:p>
          </table:table-cell>
        </table:table-row>
        <table:table-row table:style-name="Tait.1">
          <table:table-cell table:style-name="Tait.A1" office:value-type="string">
            <text:p text:style-name="blTableContentPage">S. 120</text:p>
          </table:table-cell>
          <table:table-cell table:style-name="Tait.A1" office:value-type="string">
            <text:p text:style-name="blTableContentNumber">279</text:p>
          </table:table-cell>
          <table:table-cell table:style-name="Tait.A1" office:value-type="string">
            <text:p text:style-name="blTableContentLine">1-2</text:p>
          </table:table-cell>
          <table:table-cell table:style-name="Tait.D3" office:value-type="string">
            <text:p text:style-name="blTableContentCorrection">Der Lesung λ̣υβέρνου (B.L. 4, S. 115), „Kriegsschiff“, wird zugestimmt (am Original), G. Messeri, Analecta Pap. 16/17 (2004/2005), S. 73.</text:p>
          </table:table-cell>
        </table:table-row>
        <table:table-row table:style-name="Tait.1">
          <table:table-cell table:style-name="Tait.A1" office:value-type="string">
            <text:p text:style-name="blTableContentPage">S. 124</text:p>
          </table:table-cell>
          <table:table-cell table:style-name="Tait.A1" office:value-type="string">
            <text:p text:style-name="blTableContentNumber">292</text:p>
          </table:table-cell>
          <table:table-cell table:style-name="Tait.A1" office:value-type="string">
            <text:p text:style-name="blTableContentLine"/>
          </table:table-cell>
          <table:table-cell table:style-name="Tait.D3" office:value-type="string">
            <text:p text:style-name="blTableContentCorrection">Von derselben Hand geschrieben wie O. Berenike 1. 106; zu datieren 54-62 n.Chr., G. Messeri, Aeg. 86 (2006), S. 159.</text:p>
          </table:table-cell>
        </table:table-row>
        <table:table-row table:style-name="Tait.1">
          <table:table-cell table:style-name="Tait.A1" office:value-type="string">
            <text:p text:style-name="blTableContentPage">S. 124</text:p>
          </table:table-cell>
          <table:table-cell table:style-name="Tait.A1" office:value-type="string">
            <text:p text:style-name="blTableContentNumber">292</text:p>
          </table:table-cell>
          <table:table-cell table:style-name="Tait.A1" office:value-type="string">
            <text:p text:style-name="blTableContentLine">1</text:p>
          </table:table-cell>
          <table:table-cell table:style-name="Tait.D3" office:value-type="string">
            <text:p text:style-name="blTableContentCorrection">Τράτου (ed.pr. und B.L. 10, S. 301) → Γράτου (nach dem Photo), G. Messeri, Aeg. 86 (2006), S. 159.</text:p>
          </table:table-cell>
        </table:table-row>
        <table:table-row table:style-name="Tait.1">
          <table:table-cell table:style-name="Tait.A1" office:value-type="string">
            <text:p text:style-name="blTableContentPage">S. 124</text:p>
          </table:table-cell>
          <table:table-cell table:style-name="Tait.A1" office:value-type="string">
            <text:p text:style-name="blTableContentNumber">292</text:p>
          </table:table-cell>
          <table:table-cell table:style-name="Tait.A1" office:value-type="string">
            <text:p text:style-name="blTableContentLine">5</text:p>
          </table:table-cell>
          <table:table-cell table:style-name="Tait.D3" office:value-type="string">
            <text:p text:style-name="blTableContentCorrection">σ̣ὺ̣ν̣ κα̣ταγωγίῳ → ἀπὸ κα̣ταγωγῆς (nach dem Photo), G. Messeri, Aeg. 86 (2006), S. 159.</text:p>
          </table:table-cell>
        </table:table-row>
        <table:table-row table:style-name="Tait.1">
          <table:table-cell table:style-name="Tait.A1" office:value-type="string">
            <text:p text:style-name="blTableContentPage">S. 124</text:p>
          </table:table-cell>
          <table:table-cell table:style-name="Tait.A1" office:value-type="string">
            <text:p text:style-name="blTableContentNumber">292</text:p>
          </table:table-cell>
          <table:table-cell table:style-name="Tait.A1" office:value-type="string">
            <text:p text:style-name="blTableContentLine">7</text:p>
          </table:table-cell>
          <table:table-cell table:style-name="Tait.D3" office:value-type="string">
            <text:p text:style-name="blTableContentCorrection">Με  ̣ ̣ ̣ ̣ ̣ ̣ ̣ ̣ ̣ → Νέρ̣[ωνος] τοῦ κυ[ρίου (nach dem Photo), G. Messeri, Aeg. 86 (2006), S. 159.</text:p>
          </table:table-cell>
        </table:table-row>
        <table:table-row table:style-name="Tait.1">
          <table:table-cell table:style-name="Tait.A1" office:value-type="string">
            <text:p text:style-name="blTableContentPage">S. 125</text:p>
          </table:table-cell>
          <table:table-cell table:style-name="Tait.A1" office:value-type="string">
            <text:p text:style-name="blTableContentNumber">296</text:p>
          </table:table-cell>
          <table:table-cell table:style-name="Tait.A1" office:value-type="string">
            <text:p text:style-name="blTableContentLine"/>
          </table:table-cell>
          <table:table-cell table:style-name="Tait.D3" office:value-type="string">
            <text:p text:style-name="blTableContentCorrection">Nd. (nach dem Photo): G. Messeri, Analecta Pap. 16/17 (2004/2005), S. 71.</text:p>
          </table:table-cell>
        </table:table-row>
        <table:table-row table:style-name="Tait.1">
          <table:table-cell table:style-name="Tait.A1" office:value-type="string">
            <text:p text:style-name="blTableContentPage">S. 125</text:p>
          </table:table-cell>
          <table:table-cell table:style-name="Tait.A1" office:value-type="string">
            <text:p text:style-name="blTableContentNumber">296</text:p>
          </table:table-cell>
          <table:table-cell table:style-name="Tait.A1" office:value-type="string">
            <text:p text:style-name="blTableContentLine">2</text:p>
          </table:table-cell>
          <table:table-cell table:style-name="Tait.D3" office:value-type="string">
            <text:p text:style-name="blTableContentCorrection">Τρ ̣ ̣ ̣α̣ρνως → τριη̣ρ̣αρκως, l. τριήραρχος, G. Messeri, Analecta Pap. 16/17 (2004/2005), S. 70-71.</text:p>
          </table:table-cell>
        </table:table-row>
        <table:table-row table:style-name="Tait.1">
          <table:table-cell table:style-name="Tait.A1" office:value-type="string">
            <text:p text:style-name="blTableContentPage">S. 125</text:p>
          </table:table-cell>
          <table:table-cell table:style-name="Tait.A1" office:value-type="string">
            <text:p text:style-name="blTableContentNumber">296</text:p>
          </table:table-cell>
          <table:table-cell table:style-name="Tait.A1" office:value-type="string">
            <text:p text:style-name="blTableContentLine">3</text:p>
          </table:table-cell>
          <table:table-cell table:style-name="Tait.D3" office:value-type="string">
            <text:p text:style-name="blTableContentCorrection">γόμο̣υ̣ς̣ → γόμου(ς), G. Messeri, Analecta Pap. 16/17 (2004/2005), S. 71.</text:p>
          </table:table-cell>
        </table:table-row>
        <table:table-row table:style-name="Tait.1">
          <table:table-cell table:style-name="Tait.A1" office:value-type="string">
            <text:p text:style-name="blTableContentPage">S. 125</text:p>
          </table:table-cell>
          <table:table-cell table:style-name="Tait.A1" office:value-type="string">
            <text:p text:style-name="blTableContentNumber">296</text:p>
          </table:table-cell>
          <table:table-cell table:style-name="Tait.A1" office:value-type="string">
            <text:p text:style-name="blTableContentLine">4</text:p>
          </table:table-cell>
          <table:table-cell table:style-name="Tait.D3" office:value-type="string">
            <text:p text:style-name="blTableContentCorrection"> ̣ ̣ ̣ ̣ωιμε → ἐπι̣θ̣ωιμ̣ε, l. ἐπιθῶμεν, G. Messeri, Analecta Pap. 16/17 (2004/2005), S. 70-71.</text:p>
          </table:table-cell>
        </table:table-row>
        <table:table-row table:style-name="Tait.1">
          <table:table-cell table:style-name="Tait.A1" office:value-type="string">
            <text:p text:style-name="blTableContentPage">S. 147</text:p>
          </table:table-cell>
          <table:table-cell table:style-name="Tait.A1" office:value-type="string">
            <text:p text:style-name="blTableContentNumber">426</text:p>
          </table:table-cell>
          <table:table-cell table:style-name="Tait.A1" office:value-type="string">
            <text:p text:style-name="blTableContentLine"/>
          </table:table-cell>
          <table:table-cell table:style-name="Tait.D3" office:value-type="string">
            <text:p text:style-name="blTableContentCorrection">Zu datieren: 1.4.626 n.Chr. (vgl. B.L. 9, S. 397), C. Foss, Z.P.E. 138 (2002), S. 171.</text:p>
          </table:table-cell>
        </table:table-row>
        <table:table-row table:style-name="Tait.1">
          <table:table-cell table:style-name="Tait.A1" office:value-type="string">
            <text:p text:style-name="blTableContentPage">S. 151</text:p>
          </table:table-cell>
          <table:table-cell table:style-name="Tait.A1" office:value-type="string">
            <text:p text:style-name="blTableContentNumber">464</text:p>
          </table:table-cell>
          <table:table-cell table:style-name="Tait.A1" office:value-type="string">
            <text:p text:style-name="blTableContentLine">1-2</text:p>
          </table:table-cell>
          <table:table-cell table:style-name="Tait.D3" office:value-type="string">
            <text:p text:style-name="blTableContentCorrection">Φιλ( ) ο ̣γ ̣λ̣ι ̣ς | ὑ(πὲρ) προ̣σ̣θήκ̣(ης) → Ψερον̣  ̣Ἠλίας | (ὑπὲρ) προστίμ(ου) (nach dem Photo), N. Gonis, Z.P.E. 147 (2004), S. 162.</text:p>
          </table:table-cell>
        </table:table-row>
        <table:table-row table:style-name="Tait.1">
          <table:table-cell table:style-name="Tait.A1" office:value-type="string">
            <text:p text:style-name="blTableContentPage">S. 151</text:p>
          </table:table-cell>
          <table:table-cell table:style-name="Tait.A1" office:value-type="string">
            <text:p text:style-name="blTableContentNumber">464</text:p>
          </table:table-cell>
          <table:table-cell table:style-name="Tait.A1" office:value-type="string">
            <text:p text:style-name="blTableContentLine">2</text:p>
          </table:table-cell>
          <table:table-cell table:style-name="Tait.D3" office:value-type="string">
            <text:p text:style-name="blTableContentCorrection">Φαρ(μοῦ)θ(ι) → Φαμ(ενώ)θ (nach dem Photo); daher zu datieren: 9.3.720 n.Chr., N. Gonis, Z.P.E. 150 (2004), S. 193.</text:p>
          </table:table-cell>
        </table:table-row>
        <table:table-row table:style-name="Tait.1">
          <table:table-cell table:style-name="Tait.A1" office:value-type="string">
            <text:p text:style-name="blTableContentPage">S. 151</text:p>
          </table:table-cell>
          <table:table-cell table:style-name="Tait.A1" office:value-type="string">
            <text:p text:style-name="blTableContentNumber">466</text:p>
          </table:table-cell>
          <table:table-cell table:style-name="Tait.A1" office:value-type="string">
            <text:p text:style-name="blTableContentLine">1</text:p>
          </table:table-cell>
          <table:table-cell table:style-name="Tait.D3" office:value-type="string">
            <text:p text:style-name="blTableContentCorrection">δέδωκε → δέδωκα l. δέδωκε (nach dem Photo), D. Hagedorn - K.A. Worp, Z.P.E. 146 (2004), S. 160, Komm. zu Z. 1.</text:p>
          </table:table-cell>
        </table:table-row>
        <table:table-row table:style-name="Tait.1">
          <table:table-cell table:style-name="Tait.A1" office:value-type="string">
            <text:p text:style-name="blTableContentPage">S. 151</text:p>
          </table:table-cell>
          <table:table-cell table:style-name="Tait.A1" office:value-type="string">
            <text:p text:style-name="blTableContentNumber">466</text:p>
          </table:table-cell>
          <table:table-cell table:style-name="Tait.A1" office:value-type="string">
            <text:p text:style-name="blTableContentLine">2</text:p>
          </table:table-cell>
          <table:table-cell table:style-name="Tait.D3" office:value-type="string">
            <text:p text:style-name="blTableContentCorrection">Ψῦ̣ρος Σ̣ ̣λ ̣ ̣ → Ψερος Ἠλία̣ (nach dem Photo), N. Gonis, Z.P.E. 147 (2004), S. 162.</text:p>
          </table:table-cell>
        </table:table-row>
        <table:table-row table:style-name="Tait.1">
          <table:table-cell table:style-name="Tait.A1" office:value-type="string">
            <text:p text:style-name="blTableContentPage">S. 152</text:p>
          </table:table-cell>
          <table:table-cell table:style-name="Tait.A1" office:value-type="string">
            <text:p text:style-name="blTableContentNumber">468</text:p>
          </table:table-cell>
          <table:table-cell table:style-name="Tait.A1" office:value-type="string">
            <text:p text:style-name="blTableContentLine"/>
          </table:table-cell>
          <table:table-cell table:style-name="Tait.D3" office:value-type="string">
            <text:p text:style-name="blTableContentCorrection">Ψῦρος Η ̣ ̣ ̣ς | ὑ(πὲρ)  ̣ ̣ ( ) τ(ο)ῦ συ̣μβούλ(ου)  ̣ ̣ ̣ ̣ ς’ | ἕκτον  ̣ ̣θ ̣ε ̣ ̣ ̣ ̣ ̣ → Ψυρος Ἠλί(α) | (ὑπὲρ) δ(α)π(άνης) τοῦ συμβούλ(ου) ι ἰ(ν)δ(ικτίωνος) γί(νεται) νο(μίσματος) ς | ἕκτον. Ἁθὺ(ρ) ε ἰ(ν)δ(ικτίωνος) ια, N. Gonis, Z.P.E. 147 (2004), S. 162, Anm. 22.</text:p>
          </table:table-cell>
        </table:table-row>
        <table:table-row table:style-name="Tait.1">
          <table:table-cell table:style-name="Tait.A1" office:value-type="string">
            <text:p text:style-name="blTableContentPage">S. 152</text:p>
          </table:table-cell>
          <table:table-cell table:style-name="Tait.A1" office:value-type="string">
            <text:p text:style-name="blTableContentNumber">468</text:p>
          </table:table-cell>
          <table:table-cell table:style-name="Tait.A1" office:value-type="string">
            <text:p text:style-name="blTableContentLine"/>
          </table:table-cell>
          <table:table-cell table:style-name="Tait.D3" office:value-type="string">
            <text:p text:style-name="blTableContentCorrection">Zu datieren: 2.11.727 n.Chr., N. Gonis, Z.P.E. 150 (2004), S. 193.</text:p>
          </table:table-cell>
        </table:table-row>
        <table:table-row table:style-name="Tait.1">
          <table:table-cell table:style-name="Tait.A1" office:value-type="string">
            <text:p text:style-name="blTableContentPage">S. 154</text:p>
          </table:table-cell>
          <table:table-cell table:style-name="Tait.A1" office:value-type="string">
            <text:p text:style-name="blTableContentNumber">11</text:p>
          </table:table-cell>
          <table:table-cell table:style-name="Tait.A1" office:value-type="string">
            <text:p text:style-name="blTableContentLine"/>
          </table:table-cell>
          <table:table-cell table:style-name="Tait.D3" office:value-type="string">
            <text:p text:style-name="blTableContentCorrection">Datierung: 16. Juni 146 oder 13. Juni 135 v.Chr. (weiterhin unsicher), J.M.S. Cowey, Z.P.E. 151 (2005), S. 159.</text:p>
          </table:table-cell>
        </table:table-row>
      </table:table>
      <text:p text:style-name="P12"/>
      <table:table table:name="NachTait" table:style-name="NachTait">
        <table:table-column table:style-name="NachTait.A"/>
        <table:table-column table:style-name="NachTait.B"/>
        <table:table-column table:style-name="NachTait.C"/>
        <table:table-header-rows>
          <table:table-row table:style-name="NachTait.1">
            <table:table-cell table:style-name="NachTait.A1" office:value-type="string">
              <text:p text:style-name="blTableHeadingNumber">Nr.</text:p>
            </table:table-cell>
            <table:table-cell table:style-name="NachTait.A1" office:value-type="string">
              <text:p text:style-name="blTableHeadingLine">Zeile</text:p>
            </table:table-cell>
            <table:table-cell table:style-name="NachTait.A1" office:value-type="string">
              <text:p text:style-name="blTableHeadingCorrection"/>
            </table:table-cell>
          </table:table-row>
        </table:table-header-rows>
        <!-- NachTait --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FAO-Grec Unicode" svg:font-family="'IFAO-Grec Unicode'" style:font-adornments="Regular" style:font-pitch="variable"/>
    <style:font-face style:name="Times1" svg:font-family="Times" style:font-adornments="Bold" style:font-pitch="variable"/>
    <style:font-face style:name="Times" svg:font-family="Time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padding="0cm" fo:border="none" style:shadow="none" text:number-lines="false" text:line-number="0" style:writing-mode="page"/>
      <style:text-properties style:font-name="Times" fo:font-family="Times" style:font-style-name="Regular" style:font-pitch="variable" fo:font-size="8pt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01cm" fo:margin-bottom="0.101cm" loext:contextual-spacing="false" fo:text-align="end" style:justify-single-word="false" style:writing-mode="page"/>
      <style:text-properties style:font-name="Times1" fo:font-family="Times" style:font-style-name="Bold" style:font-pitch="variable" fo:font-size="10pt" fo:language="zxx" fo:country="none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lTableContentCorrection" style:family="paragraph" style:parent-style-name="Table_20_Contents">
      <style:paragraph-properties fo:margin-left="0.4cm" fo:margin-right="0cm" fo:text-align="justify" style:justify-single-word="false" fo:text-indent="-0.4cm" style:auto-text-indent="false" fo:padding="0cm" fo:border="none" style:shadow="none" style:writing-mode="page">
        <style:tab-stops/>
      </style:paragraph-properties>
      <style:text-properties style:font-name="IFAO-Grec Unicode" fo:font-family="'IFAO-Grec Unicode'" style:font-style-name="Regular" style:font-pitch="variable" fo:font-size="10pt" fo:language="zxx" fo:country="none" officeooo:rsid="00142f81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blFooter" style:family="paragraph" style:parent-style-name="Footer">
      <style:paragraph-properties style:writing-mode="page"/>
      <style:text-properties style:font-name="Times" fo:font-family="Times" style:font-style-name="Regular" style:font-pitch="variable" fo:font-size="10pt" fo:language="zxx" fo:country="none" style:font-size-asian="10.5pt"/>
    </style:style>
    <style:style style:name="blh3" style:family="paragraph" style:parent-style-name="Heading_20_3" style:default-outline-level="" style:list-style-name="">
      <style:paragraph-properties fo:margin-top="0.199cm" fo:margin-bottom="0.199cm" loext:contextual-spacing="false" fo:text-align="end" style:justify-single-word="false" style:writing-mode="page"/>
      <style:text-properties style:font-name="Times1" fo:font-family="Times" style:font-style-name="Bold" style:font-pitch="variable" fo:font-size="10pt" fo:language="zxx" fo:country="none"/>
    </style:style>
    <style:style style:name="blTableContentNumber" style:family="paragraph" style:parent-style-name="blTableContentCorrection">
      <style:paragraph-properties fo:margin-left="0cm" fo:margin-right="0cm" fo:text-indent="0cm" style:auto-text-indent="false" style:writing-mode="page"/>
      <style:text-properties fo:font-weight="bold" style:font-size-asian="10.5pt"/>
    </style:style>
    <style:style style:name="blTableContentLine" style:family="paragraph" style:parent-style-name="blTableContentNumber">
      <style:paragraph-properties fo:margin-left="0cm" fo:margin-right="0.049cm" fo:text-align="end" style:justify-single-word="false" fo:text-indent="0cm" style:auto-text-indent="false" style:writing-mode="page"/>
      <style:text-properties fo:font-weight="normal" style:font-size-asian="10.5pt"/>
    </style:style>
    <style:style style:name="blHeader" style:family="paragraph" style:parent-style-name="Header">
      <style:paragraph-properties fo:text-align="end" style:justify-single-word="false" style:shadow="none" style:writing-mode="page"/>
      <style:text-properties style:font-name="Times1" fo:font-family="Times" style:font-style-name="Bold" style:font-pitch="variable" fo:font-size="10pt" fo:language="zxx" fo:country="none" fo:font-weight="bold" officeooo:rsid="00198d4d" style:font-size-asian="10.5pt"/>
    </style:style>
    <style:style style:name="blTableHeadingNumber" style:family="paragraph" style:parent-style-name="Table_20_Heading">
      <style:paragraph-properties fo:text-align="start" style:justify-single-word="false" style:writing-mode="page"/>
      <style:text-properties style:font-size-asian="10.5pt"/>
    </style:style>
    <style:style style:name="blTableHeadingLine" style:family="paragraph" style:parent-style-name="blTableHeadingNumber">
      <style:paragraph-properties fo:text-align="end" style:justify-single-word="false" style:writing-mode="page"/>
      <style:text-properties style:font-size-asian="10.5pt"/>
    </style:style>
    <style:style style:name="blTableContentAllgemeines" style:family="paragraph" style:parent-style-name="blTableContentLine">
      <style:paragraph-properties style:writing-mode="page"/>
      <style:text-properties officeooo:rsid="003753bb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lTableContentPage" style:family="paragraph" style:parent-style-name="blTableContentNumber">
      <style:paragraph-properties style:writing-mode="page"/>
      <style:text-properties fo:font-weight="normal" officeooo:rsid="0060beb5" style:font-size-asian="10.5pt"/>
    </style:style>
    <style:style style:name="blTableHeadingCorrection" style:family="paragraph" style:parent-style-name="blTableHeadingLine">
      <style:paragraph-properties style:writing-mode="page"/>
    </style:style>
    <style:style style:name="blTableHeadingPage" style:family="paragraph" style:parent-style-name="blTableHeadingNumber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3dfc3"/>
    </style:style>
    <style:page-layout style:name="Mpm1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blHeader"><text:chapter text:display="name" text:outline-level="1"/>; <text:span text:style-name="MT1">xxx; xxx</text:span></text:p>
      </style:header>
      <style:footer>
        <text:p text:style-name="blFooter"><text:tab/>– <text:page-number text:select-page="current">0</text:page-number> –</text:p>
      </style:footer>
    </style:master-page>
    <style:master-page style:name="bl_5f_PageRight" style:display-name="bl_PageRight" style:page-layout-name="Mpm1" style:next-style-name="bl_5f_PageLeft">
      <style:header>
        <text:p text:style-name="blHeader"><text:chapter text:display="name" text:outline-level="1">O. Tait 1</text:chapter></text:p>
      </style:header>
      <style:footer>
        <text:p text:style-name="blFooter"><text:tab/>– <text:page-number text:select-page="current">7</text:page-number> –</text:p>
      </style:footer>
    </style:master-page>
    <style:master-page style:name="bl_5f_PageLeft" style:display-name="bl_PageLeft" style:page-layout-name="Mpm2" style:next-style-name="bl_5f_PageRight">
      <style:header>
        <text:p text:style-name="blHeader"><text:chapter text:display="name" text:outline-level="3">Allgemeines</text:chapter></text:p>
      </style:header>
      <style:footer>
        <text:p text:style-name="blFooter"><text:tab/>– <text:page-number text:select-page="current">6</text:page-number> –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or Oké</meta:initial-creator>
    <meta:creation-date>2017-05-31T12:20:05.862677000</meta:creation-date>
    <dc:date>2017-06-07T15:00:12.434534000</dc:date>
    <dc:creator>Elor Oké</dc:creator>
    <meta:editing-duration>PT21H43M52S</meta:editing-duration>
    <meta:editing-cycles>108</meta:editing-cycles>
    <meta:generator>LibreOffice/5.2.3.3$MacOSX_X86_64 LibreOffice_project/d54a8868f08a7b39642414cf2c8ef2f228f780cf</meta:generator>
    <meta:document-statistic meta:table-count="8" meta:image-count="0" meta:object-count="0" meta:page-count="7" meta:paragraph-count="262" meta:word-count="2310" meta:character-count="13171" meta:non-whitespace-character-count="11117"/>
  </office:meta>
</office:document-meta>
</file>